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nl" fo:country="NL"/>
    </style:style>
  </office:automatic-styles>
  <office:body>
    <office:text text:use-soft-page-breaks="true">
      <text:p text:style-name="P1">- class een collectie van methods en functies<text:line-break/>- instance<text:s/>zeg maar een van de programmas die draait. Als je 2 instances hebt kan je zo zien dat er 2 “word programma’s open zijn”<text:line-break/>- constructor als een class en programma zou zijn zou dit setup.exe zijn<text:line-break/>- properties<text:s/>bijvoorbeel dof een variable een true of false is<text:line-break/>- methods<text:s/>een functie in een object<text:line-break/>- getters<text:s/>haal een variable op<text:s/><text:line-break/>- setters<text:s/>en schrijf deze variable<text:line-break/>- public voor publiek gebruik je kan een public function<text:s/>zowel binnne de class aanroepen als buiten<text:line-break/>- private is aleen voor intern gebruik in de class<text:line-break/>- protected<text:s/>kan iets meer dan een private maar kan nog steeds niet buiten een class opgeroepen worden<text:s/><text:line-break/>- encapsulation<text:s/>alles in 1 class te gooien</text:p>
      <text:p text:style-name="Standard">- polymorphisme<text:s/>een paraplu van functies<text:line-break/>- inheritance<text:s/>dezelfde waarde erfen<text:line-break/>- method overriding<text:line-break/>- abstraction <text:line-break/>- aggregation<text:line-break/>- method chaining<text:line-break/>- autoloading<text:line-break/>- namespaces<text:line-break/>- aliasse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onstantijn van hartesveldt</dc:creator>
    <meta:creation-date>2021-10-21T17:35:00Z</meta:creation-date>
    <dc:date>2021-10-25T11:08:00Z</dc:date>
    <meta:template xlink:href="Normal.dotm" xlink:type="simple"/>
    <meta:editing-cycles>3</meta:editing-cycles>
    <meta:editing-duration>PT3540S</meta:editing-duration>
    <meta:document-statistic meta:page-count="1" meta:paragraph-count="1" meta:word-count="133" meta:character-count="894" meta:row-count="6" meta:non-whitespace-character-count="762"/>
  </office:meta>
</office:document-meta>
</file>